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gif" manifest:full-path="Pictures/100002000000018A00000172CBB5F674.gif"/>
  <manifest:file-entry manifest:media-type="image/png" manifest:full-path="Pictures/100000000000028A0000026B7B7CF4B0.png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3">
      <style:graphic-properties draw:fill-color="#ffffff" draw:auto-grow-height="true" fo:min-height="14.387cm"/>
    </style:style>
    <style:style style:name="pr3" style:family="presentation" style:parent-style-name="Per_20_defecte-notes" style:list-style-name="L4">
      <style:graphic-properties draw:fill-color="#ffffff" draw:auto-grow-height="true" fo:min-height="13.365cm"/>
    </style:style>
    <style:style style:name="pr4" style:family="presentation" style:parent-style-name="Per_20_defecte-title">
      <style:graphic-properties draw:auto-grow-height="true" fo:min-height="1.664cm"/>
    </style:style>
    <style:style style:name="pr5" style:family="presentation" style:parent-style-name="Per_20_defecte-outline1">
      <style:graphic-properties fo:min-height="14.136cm"/>
    </style:style>
    <style:style style:name="pr6" style:family="presentation" style:parent-style-name="Per_20_defecte-notes">
      <style:graphic-properties draw:fill-color="#ffffff" fo:min-height="13.114cm"/>
    </style:style>
    <style:style style:name="pr7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22pt" fo:font-weight="bold"/>
    </style:style>
    <style:style style:name="P9" style:family="paragraph">
      <style:paragraph-properties fo:margin-left="0.6cm" fo:margin-right="0cm" fo:text-indent="-0.6cm"/>
    </style:style>
    <style:style style:name="T1" style:family="text">
      <style:text-properties fo:font-size="28pt"/>
    </style:style>
    <style:style style:name="T2" style:family="text">
      <style:text-properties fo:color="#0066cc" fo:font-family="FreeSans" style:font-family-generic="swiss" style:font-pitch="variable" fo:font-size="36pt" fo:text-shadow="1pt 1pt" fo:font-weight="bold"/>
    </style:style>
    <style:style style:name="T3" style:family="text">
      <style:text-properties fo:color="#0066cc" fo:font-family="FreeSans" style:font-family-generic="swiss" style:font-pitch="variable" fo:font-size="36pt" fo:text-shadow="1pt 1pt" style:text-underline-style="none" fo:font-weight="bold"/>
    </style:style>
    <style:style style:name="T4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5" style:family="text">
      <style:text-properties fo:color="#000000" fo:font-size="36pt" fo:text-shadow="1pt 1pt" fo:font-weight="bold"/>
    </style:style>
    <style:style style:name="T6" style:family="text">
      <style:text-properties fo:text-shadow="none" fo:font-weight="normal"/>
    </style:style>
    <style:style style:name="T7" style:family="text">
      <style:text-properties fo:color="#000000" fo:text-shadow="none" fo:font-weight="normal"/>
    </style:style>
    <style:style style:name="T8" style:family="text">
      <style:text-properties fo:color="#000000" fo:text-shadow="none" fo:font-weight="bold"/>
    </style:style>
    <style:style style:name="T9" style:family="text">
      <style:text-properties fo:font-weight="bold"/>
    </style:style>
    <style:style style:name="T10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.664cm" svg:x="2.2cm" svg:y="0.837cm" presentation:class="title">
          <draw:text-box>
            <text:p text:style-name="P1"><text:span text:style-name="T1">Java ME</text:span></text:p>
          </draw:text-box>
        </draw:frame>
        <draw:frame presentation:style-name="pr2" draw:text-style-name="P4" draw:layer="layout" svg:width="25.199cm" svg:height="14.387cm" svg:x="2.4cm" svg:y="4.1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6.528cm" svg:x="1.2cm" svg:y="14.107cm" presentation:class="notes" presentation:user-transformed="true">
            <draw:text-box>
              <text:p text:style-name="P5"><text:span text:style-name="T6">Presentació: </text:span><text:span text:style-name="T7">Nom. Index de les tres parts de la prova?</text:span></text:p>
              <text:p text:style-name="P6"><text:span text:style-name="T7"/></text:p>
              <text:p text:style-name="P6"><text:span text:style-name="T8">OBJECTIU: comprovació</text:span><text:span text:style-name="T7"> de l'</text:span><text:span text:style-name="T8">aptitud pedagògica</text:span><text:span text:style-name="T7"> de l'aspirant i el seu </text:span><text:span text:style-name="T8">domini de les tècniques</text:span><text:span text:style-name="T7"> necessàries per a l'</text:span><text:span text:style-name="T8">exercici docent</text:span></text:p>
              <text:p text:style-name="P6"><text:span text:style-name="T8">CONCLUSIÓ: </text:span><text:span text:style-name="T7">Degut a que el </text:span><text:span text:style-name="T8">temps</text:span><text:span text:style-name="T7"> per aquesta prova es </text:span><text:span text:style-name="T8">limitat</text:span><text:span text:style-name="T7">, em </text:span><text:span text:style-name="T8">centraré</text:span> en les <text:span text:style-name="T9">parts de la programació</text:span> que són <text:span text:style-name="T9">competència directa del professor</text:span> i només <text:span text:style-name="T9">esmentaré de forma ràpida </text:span>les qüestions <text:s/>que venen fixades de forma normativa per alguns dels ents reguladors dels Cfs.</text:p>
              <text:p text:style-name="P6"/>
              <text:p text:style-name="P6">El meu objectiu és intentar demostrar en aquest temps límitat la meva capacitat com a docent, que puc <text:span text:style-name="T9">ser bon comunicador, amb iniciativa i creativitat, sensible amb la diversitat a l'aula i als conflictes i/o problemes que poden sortir i que obviament predisposat a la innovació i adaptació a les circumstàncies</text:span></text:p>
              <text:p text:style-name="P6"/>
              <text:p text:style-name="P6"/>
            </draw:text-box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664cm" svg:x="2.2cm" svg:y="0.837cm" presentation:class="title" presentation:placeholder="true">
          <draw:text-box/>
        </draw:frame>
        <draw:frame presentation:style-name="pr5" draw:layer="layout" svg:width="25.199cm" svg:height="14.136cm" svg:x="2.4cm" svg:y="4.114cm" presentation:class="outline" presentation:placeholder="true">
          <draw:text-box/>
        </draw:frame>
        <draw:frame draw:style-name="gr2" draw:text-style-name="P7" draw:layer="layout" svg:width="17.195cm" svg:height="16.375cm" svg:x="5.418cm" svg:y="2.324cm">
          <draw:image xlink:href="Pictures/100000000000028A0000026B7B7CF4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_20_1">
        <office:forms form:automatic-focus="false" form:apply-design-mode="false"/>
        <draw:frame draw:style-name="gr2" draw:text-style-name="P7" draw:layer="layout" svg:width="18.297cm" svg:height="16.96cm" svg:x="5.861cm" svg:y="0.41cm">
          <draw:image xlink:href="Pictures/10000000000002F1000002BA8E286CAE.png" xlink:type="simple" xlink:show="embed" xlink:actuate="onLoad">
            <text:p/>
          </draw:image>
        </draw:frame>
        <draw:frame draw:style-name="gr3" draw:text-style-name="P8" draw:layer="layout" svg:width="21.74cm" svg:height="1.183cm" svg:x="5cm" svg:y="17.501cm">
          <draw:text-box>
            <text:p text:style-name="P1"><text:span text:style-name="T10"><text:a xlink:href="http://creativecommons.org/licenses/by/3.0/deed.ca">http://creativecommons.org/licenses/by/3.0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Objecte_20_amb_20_ombra_20_Groc" style:display-name="Objecte amb ombra Groc" style:family="graphic" style:parent-style-name="objectwithshadow">
      <style:graphic-properties draw:fill-color="#ffffcc" draw:fill-image-width="0cm" draw:fill-image-height="0cm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3.049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4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</style:style>
    <style:style style:name="MP12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MP13" style:family="paragraph">
      <style:paragraph-properties fo:margin-left="0cm" fo:margin-right="0cm" fo:line-height="100%" fo:text-align="start" fo:text-indent="0cm"/>
    </style:style>
    <style:style style:name="MP14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4pt" fo:language="ca" fo:country="ES" fo:font-weight="bold" style:font-size-asian="24pt" style:font-size-complex="24pt"/>
    </style:style>
    <style:style style:name="MT3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4" style:family="text">
      <style:text-properties fo:font-family="FreeSans" style:font-family-generic="swiss" style:font-pitch="variable" fo:font-size="14pt" style:font-size-asian="14pt" style:font-size-complex="14pt"/>
    </style:style>
    <style:style style:name="MT5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MT6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style:style style:name="M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. 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7.76cm" svg:height="3.309cm" draw:transform="rotate (1.5707963267946) translate (0.406cm 13.92cm)">
        <text:p text:style-name="MP6"><text:span text:style-name="MT2">Multimèdia API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draw:style-name="Mgr5" draw:text-style-name="MP8" draw:layer="backgroundobjects" svg:width="1.916cm" svg:height="2.065cm" svg:x="2.62cm" svg:y="0.335cm">
        <draw:image xlink:href="Pictures/100000000000005A00000061B71CCCA2.jpg" xlink:type="simple" xlink:show="embed" xlink:actuate="onLoad">
          <text:p/>
        </draw:image>
      </draw:frame>
      <draw:frame presentation:style-name="Mpr4" draw:text-style-name="MP10" draw:layer="backgroundobjects" svg:width="6.382cm" svg:height="0.9cm" svg:x="21.218cm" svg:y="20.3cm">
        <draw:text-box>
          <text:p text:style-name="MP9"><text:span text:style-name="MT3">Autor</text:span><text:span text:style-name="MT4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6" draw:text-style-name="MP12" draw:layer="backgroundobjects" svg:width="15.13cm" svg:height="1.775cm" svg:x="6.27cm" svg:y="19.115cm">
        <draw:text-box>
          <text:p text:style-name="MP11"><text:span text:style-name="MT5">Java sobre dispositius mòbils</text:span></text:p>
          <text:p text:style-name="MP11"><text:span text:style-name="MT6">ICE-UPC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4" draw:layer="backgroundobjects" svg:width="11.111cm" svg:height="2.695cm" draw:transform="rotate (1.5707963267946) translate (0.507cm 16.102cm)">
        <text:p text:style-name="MP13"><text:span text:style-name="MT7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0" draw:layer="backgroundobjects" svg:width="6.382cm" svg:height="0.9cm" svg:x="21.218cm" svg:y="20.301cm">
        <draw:text-box>
          <text:p text:style-name="MP9"><text:span text:style-name="MT3">Autor</text:span><text:span text:style-name="MT4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2" draw:layer="backgroundobjects" svg:width="15.13cm" svg:height="1.775cm" svg:x="6.27cm" svg:y="19.115cm">
        <draw:text-box>
          <text:p text:style-name="MP11"><text:span text:style-name="MT5">Java sobre dispositius mòbils</text:span></text:p>
          <text:p text:style-name="MP11"><text:span text:style-name="M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rgi</meta:initial-creator>
    <meta:creation-date>2006-06-05T11:36:42</meta:creation-date>
    <dc:creator>Sergi Badenas</dc:creator>
    <dc:date>2009-02-12T19:00:29</dc:date>
    <meta:editing-cycles>564</meta:editing-cycles>
    <meta:editing-duration>PT257H37M33S</meta:editing-duration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